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8" style:family="paragraph" style:parent-style-name="Text_20_body">
      <style:paragraph-properties fo:margin-left="0in" fo:margin-right="0in" fo:margin-top="0.1665in" fo:margin-bottom="0.0835in" fo:text-indent="0in" style:auto-text-indent="false"/>
    </style:style>
    <style:style style:name="P4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5" style:family="paragraph" style:parent-style-name="Contents_20_Heading">
      <style:paragraph-properties fo:break-before="page"/>
    </style:style>
    <style:style style:name="P56" style:family="paragraph" style:parent-style-name="Preformatted_20_Text">
      <style:paragraph-properties fo:margin-top="0in" fo:margin-bottom="0.1965in"/>
    </style:style>
    <style:style style:name="P5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8"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59"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0"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1" style:family="paragraph" style:parent-style-name="Table_20_Contents">
      <style:paragraph-properties fo:margin-left="0.0398in" fo:margin-right="-0.278in" fo:text-indent="-0.0098in" style:auto-text-indent="false" text:number-lines="false" text:line-number="0"/>
    </style:style>
    <style:style style:name="P62"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3"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4" style:family="paragraph" style:parent-style-name="Title">
      <style:text-properties style:font-name="Baskerville Old Face"/>
    </style:style>
    <style:style style:name="P65" style:family="paragraph" style:parent-style-name="Title">
      <style:text-properties style:font-name="Baskerville Old Face" fo:font-size="18pt" style:font-size-asian="18pt" style:font-size-complex="18pt"/>
    </style:style>
    <style:style style:name="P66" style:family="paragraph" style:parent-style-name="Title">
      <style:text-properties style:font-name="Baskerville Old Face" fo:font-size="24pt" style:font-size-asian="24pt" style:font-size-complex="24pt"/>
    </style:style>
    <style:style style:name="P67" style:family="paragraph" style:parent-style-name="Preformatted_20_Text">
      <style:text-properties style:font-name="Baskerville Old Face" fo:font-size="12pt" style:font-size-asian="12pt" style:font-size-complex="12pt"/>
    </style:style>
    <style:style style:name="P68" style:family="paragraph" style:parent-style-name="Preformatted_20_Text">
      <style:paragraph-properties fo:orphans="2" fo:widows="2"/>
      <style:text-properties style:font-name="Baskerville Old Face" fo:font-size="14pt" style:font-size-asian="14pt" style:font-size-complex="14pt"/>
    </style:style>
    <style:style style:name="P69" style:family="paragraph" style:parent-style-name="Preformatted_20_Text">
      <style:text-properties fo:color="#0000ff" style:font-name="Baskerville Old Face" fo:font-size="12pt" style:font-size-asian="12pt" style:font-size-complex="12pt"/>
    </style:style>
    <style:style style:name="P70"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1" style:family="paragraph" style:parent-style-name="Preformatted_20_Text">
      <style:text-properties fo:color="#0000ff" style:font-name="Lucida Console" fo:font-size="10pt" style:font-size-asian="12pt" style:font-size-complex="12pt"/>
    </style:style>
    <style:style style:name="P72"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3" style:family="paragraph" style:parent-style-name="Preformatted_20_Text">
      <style:text-properties fo:color="#111111" style:font-name="Baskerville Old Face" fo:font-size="12pt" style:font-size-asian="12pt" style:font-size-complex="12pt"/>
    </style:style>
    <style:style style:name="P7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5"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6"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7" style:family="paragraph" style:parent-style-name="Preformatted_20_Text">
      <style:text-properties fo:color="#000000" style:font-name="Baskerville Old Face" fo:font-size="14pt" style:font-size-asian="14pt" style:font-size-complex="14pt"/>
    </style:style>
    <style:style style:name="P78"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79"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0" style:family="paragraph" style:parent-style-name="Preformatted_20_Text">
      <style:text-properties style:font-name="Lucida Console" fo:font-size="10pt" fo:font-style="italic" style:font-size-asian="12pt" style:font-style-asian="italic" style:font-size-complex="12pt" style:font-style-complex="italic"/>
    </style:style>
    <style:style style:name="P81"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2"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3"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4"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5"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6"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7" style:family="paragraph" style:parent-style-name="ttBlue">
      <style:text-properties fo:color="#000000"/>
    </style:style>
    <style:style style:name="P88" style:family="paragraph" style:parent-style-name="Contents_20_2">
      <style:paragraph-properties>
        <style:tab-stops>
          <style:tab-stop style:position="6.7146in" style:type="right" style:leader-style="dotted" style:leader-text="."/>
        </style:tab-stops>
      </style:paragraph-properties>
    </style:style>
    <style:style style:name="P89" style:family="paragraph" style:parent-style-name="Contents_20_1">
      <style:paragraph-properties>
        <style:tab-stops>
          <style:tab-stop style:position="6.911in" style:type="right" style:leader-style="dotted" style:leader-text="."/>
        </style:tab-stops>
      </style:paragraph-properties>
    </style:style>
    <style:style style:name="P9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91" style:family="paragraph" style:parent-style-name="Heading_20_1">
      <style:text-properties style:font-name="Baskerville Old Face" fo:font-size="14pt" style:font-size-asian="14pt" style:font-size-complex="14pt"/>
    </style:style>
    <style:style style:name="P9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93" style:family="paragraph" style:parent-style-name="Heading_20_1">
      <style:paragraph-properties fo:break-before="page"/>
      <style:text-properties style:font-name="Baskerville Old Face" fo:font-size="18pt" style:font-size-asian="18pt" style:font-size-complex="18pt"/>
    </style:style>
    <style:style style:name="P94" style:family="paragraph" style:parent-style-name="Heading_20_1">
      <style:paragraph-properties fo:break-before="page"/>
      <style:text-properties style:font-name="Baskerville Old Face" fo:font-size="14pt" style:font-size-asian="14pt" style:font-size-complex="14pt"/>
    </style:style>
    <style:style style:name="P95" style:family="paragraph" style:parent-style-name="Heading_20_2">
      <style:text-properties style:font-name="Baskerville Old Face"/>
    </style:style>
    <style:style style:name="P96" style:family="paragraph" style:parent-style-name="Heading_20_2">
      <style:text-properties style:font-name="Baskerville Old Face" fo:font-size="12pt" style:font-size-asian="12pt" style:font-size-complex="12pt"/>
    </style:style>
    <style:style style:name="P97" style:family="paragraph" style:parent-style-name="Heading_20_2">
      <style:text-properties style:font-name="Baskerville Old Face" fo:font-size="14pt" style:font-size-asian="14pt" style:font-size-complex="14pt"/>
    </style:style>
    <style:style style:name="P9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T37" style:family="text">
      <style:text-properties fo:font-variant="normal" fo:text-transform="none" fo:color="#303336" style:font-name="Consolas" fo:font-size="9.75pt" fo:letter-spacing="normal" fo:font-style="normal" fo:background-color="#eff0f1"/>
    </style:style>
    <style:style style:name="T38"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21">uRProgramming</text:span><text:span text:style-name="T1"><text:line-break/><text:line-break/>By</text:span></text:p>
      <text:p text:style-name="P65"/>
      <text:p text:style-name="P66"><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89"><text:s/>1 Introduction<text:tab/>4</text:p>
          <text:p text:style-name="P89"><text:s/>2 Environment Setup for R programming Developers<text:tab/>4</text:p>
          <text:p text:style-name="P88"><text:s/>2.1 <text:s/>Environment setup<text:tab/>4</text:p>
          <text:p text:style-name="P88"><text:s/>2.2 <text:s/>Using Version Control System<text:tab/>4</text:p>
          <text:p text:style-name="P88"><text:s/>2.3 Using IDE to develop R scripts<text:tab/>4</text:p>
          <text:p text:style-name="P88"><text:s/>2.4 Writing functions<text:tab/>4</text:p>
          <text:p text:style-name="P88"><text:s/>2.5 Create R package System<text:tab/>4</text:p>
          <text:p text:style-name="P89"><text:s/>3 Simple Data Types and Objects<text:tab/>5</text:p>
          <text:p text:style-name="P89"><text:s/>4 Control Structures<text:tab/>7</text:p>
          <text:p text:style-name="P88"><text:s/>4.1 If statements<text:tab/>7</text:p>
          <text:p text:style-name="P88"><text:s/>4.2 If then Else statements<text:tab/>9</text:p>
          <text:p text:style-name="P88"><text:s/>4.3 Switch statements<text:tab/>9</text:p>
          <text:p text:style-name="P89"><text:s/>5 Loop Structures<text:tab/>11</text:p>
          <text:p text:style-name="P88"><text:s/>5.1 For loop<text:tab/>11</text:p>
          <text:p text:style-name="P88"><text:s/>5.2 While loop<text:tab/>11</text:p>
          <text:p text:style-name="P89"><text:s/>6 Data Structures<text:tab/>13</text:p>
          <text:p text:style-name="P88"><text:s/>6.1 Data Frame<text:tab/>15</text:p>
          <text:p text:style-name="P88"><text:s/>6.2 Vector<text:tab/>16</text:p>
          <text:p text:style-name="P88"><text:s/>6.3 Matrix<text:tab/>17</text:p>
          <text:p text:style-name="P88"><text:s/>6.4 List<text:tab/>17</text:p>
          <text:p text:style-name="P89"><text:s/>7 Simple Statistical Analysis<text:tab/>18</text:p>
          <text:p text:style-name="P89"><text:s/>8 Graphic Outputs<text:tab/>20</text:p>
          <text:p text:style-name="P89"><text:s/>9 Simple Table Outputs<text:tab/>20</text:p>
          <text:p text:style-name="P89"><text:s/>10 Reference<text:tab/>20</text:p>
        </text:index-body>
      </text:table-of-content>
      <text:p text:style-name="P18"/>
      <text:p text:style-name="P18"/>
      <text:p text:style-name="P18"/>
      <text:p text:style-name="P26"/>
      <text:p text:style-name="P54">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93" text:outline-level="1">Introduction</text:h>
      <text:p text:style-name="P19"><text:tab/><text:span text:style-name="T20">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90" text:outline-level="1">Environment Setup for R programming Developers</text:h>
      <text:h text:style-name="Heading_20_2" text:outline-level="2"><text:s/><text:span text:style-name="T14">Environment setup</text:span></text:h>
      <text:p text:style-name="P40"/>
      <text:p text:style-name="P28"/>
      <text:p text:style-name="P63"/>
      <text:p text:style-name="P7">&lt;&lt;environment, <text:s/>echo=FALSE, results=xml&gt;&gt;=</text:p>
      <text:p text:style-name="P7"/>
      <text:p text:style-name="P57">odfTable(pkgVersions("data frame"))</text:p>
      <text:p text:style-name="P59">@</text:p>
      <text:p text:style-name="Preformatted_20_Text"><text:span text:style-name="Source_20_Text"><text:span text:style-name="T15"/></text:span></text:p>
      <text:p text:style-name="P56"><text:span text:style-name="Source_20_Text"><text:span text:style-name="T15">&lt;&lt;environmentl&gt;&gt;=</text:span></text:span></text:p>
      <text:p text:style-name="P60">environment("ls")</text:p>
      <text:p text:style-name="P60">cat("Current Working Dir \n",getwd())</text:p>
      <text:p text:style-name="P3">@</text:p>
      <text:p text:style-name="P2"/>
      <text:h text:style-name="Heading_20_2" text:outline-level="2"><text:s/><text:span text:style-name="T14">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soft-page-break/></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5" text:outline-level="2">Using IDE to develop R scripts</text:h>
      <text:p text:style-name="Text_20_body"><text:span text:style-name="T14"><text:tab/>R studio</text:span> or other tools to develop application,</text:p>
      <text:h text:style-name="P95" text:outline-level="2"><text:soft-page-break/>Writing functions</text:h>
      <text:p text:style-name="P25"><text:tab/>Simple example </text:p>
      <text:h text:style-name="P95" text:outline-level="2">Create R package System</text:h>
      <text:p text:style-name="Text_20_body"><text:tab/><text:span text:style-name="T14">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91"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67"><text:bookmark text:name="rstudio_console_output"/>cat(“library(uRProgramming)”)</text:p>
      <text:p text:style-name="P67">cat(“dataTypes(24)”)</text:p>
      <text:p text:style-name="P67">cat(“dataTypes('ali')”)</text:p>
      <text:p text:style-name="P67">cat(“dataTypes(T)”)</text:p>
      <text:p text:style-name="P67">cat(“a&lt;-as.integer(24)”)</text:p>
      <text:p text:style-name="P67">cat(“dataTypes(a)”)</text:p>
      <text:p text:style-name="P67"/>
      <text:p text:style-name="P67">cat(“standard output from above lines”)</text:p>
      <text:p text:style-name="P67">library(uRProgramming)</text:p>
      <text:p text:style-name="P67">dataTypes(24)</text:p>
      <text:p text:style-name="P67">dataTypes("ali")</text:p>
      <text:p text:style-name="P67">dataTypes(T)</text:p>
      <text:p text:style-name="P67">a&lt;-as.integer(24)</text:p>
      <text:p text:style-name="P67">dataTypes(a)</text:p>
      <text:p text:style-name="P67"/>
      <text:p text:style-name="P27">@</text:p>
      <text:p text:style-name="P27"/>
      <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oft-page-break/><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69">source('~/r_repo/test/testDataTypes.R')</text:p>
      <text:p text:style-name="P27">@<text:tab/></text:p>
      <text:p text:style-name="P27"/>
      <text:p text:style-name="P27">Source this above program, and run the program (testDataTypes())</text:p>
      <text:p text:style-name="P27">&lt;&lt;dataType3,echo=FALSE&gt;&gt;=</text:p>
      <text:p text:style-name="P27">#use readr package</text:p>
      <text:p text:style-name="P69">myString&lt;-read_file('~/r_repo/test/testDataTypes.R')</text:p>
      <text:p text:style-name="P69"/>
      <text:p text:style-name="P69">#readLines('~/r_repo/test/testDataTypes.R')</text:p>
      <text:p text:style-name="P69">#this works, please uncomment following line</text:p>
      <text:p text:style-name="P69">#cat(myString)</text:p>
      <text:p text:style-name="P27"><text:s text:c="3"/>testDataTypes()</text:p>
      <text:p text:style-name="P27">@</text:p>
      <text:p text:style-name="P27"/>
      <text:p text:style-name="P27"/>
      <text:p text:style-name="P27"/>
      <text:p text:style-name="P27"><text:soft-page-break/></text:p>
      <text:h text:style-name="P91"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96"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86">cat(“x&lt;-c(0,3,6,9,12,15,18,21,24)”)</text:p>
      <text:p text:style-name="P86">x&lt;-c(0,3,6,9,12,15,18,21,24)</text:p>
      <text:p text:style-name="P85">cat(“if(x[which(x==6)]==6){iFound&lt;-TRUE}”)</text:p>
      <text:p text:style-name="P85">if(x[which(x==6)]==6){iFound&lt;-TRUE}</text:p>
      <text:p text:style-name="P42">cat(“print(iFound)”)</text:p>
      <text:p text:style-name="P42">print(iFound)</text:p>
      <text:p text:style-name="P27">@</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1"><text:span text:style-name="Strong_20_Emphasis"><text:span text:style-name="T15">Operator</text:span></text:span></text:p>
          </table:table-cell>
          <table:table-cell table:style-name="Table1.A1" office:value-type="string">
            <text:p text:style-name="P61"><text:span text:style-name="Strong_20_Emphasis"><text:span text:style-name="T15">Description</text:span></text:span></text:p>
          </table:table-cell>
        </table:table-row>
        <table:table-row>
          <table:table-cell table:style-name="Table1.A1" office:value-type="string">
            <text:p text:style-name="P61"><text:span text:style-name="Strong_20_Emphasis"><text:span text:style-name="T15">==</text:span></text:span></text:p>
          </table:table-cell>
          <table:table-cell table:style-name="Table1.A1" office:value-type="string">
            <text:p text:style-name="P62">Equal to</text:p>
          </table:table-cell>
        </table:table-row>
        <table:table-row>
          <table:table-cell table:style-name="Table1.A1" office:value-type="string">
            <text:p text:style-name="P62">!=</text:p>
          </table:table-cell>
          <table:table-cell table:style-name="Table1.A1" office:value-type="string">
            <text:p text:style-name="P62">Not equal to</text:p>
          </table:table-cell>
        </table:table-row>
        <table:table-row>
          <table:table-cell table:style-name="Table1.A1" office:value-type="string">
            <text:p text:style-name="P61"><text:span text:style-name="Strong_20_Emphasis"><text:span text:style-name="T15">&lt;</text:span></text:span></text:p>
          </table:table-cell>
          <table:table-cell table:style-name="Table1.A1" office:value-type="string">
            <text:p text:style-name="P62">Less than</text:p>
          </table:table-cell>
        </table:table-row>
        <table:table-row>
          <table:table-cell table:style-name="Table1.A1" office:value-type="string">
            <text:p text:style-name="P61"><text:span text:style-name="Strong_20_Emphasis"><text:span text:style-name="T15">&lt;=</text:span></text:span></text:p>
          </table:table-cell>
          <table:table-cell table:style-name="Table1.A1" office:value-type="string">
            <text:p text:style-name="P62">Less or equal to </text:p>
          </table:table-cell>
        </table:table-row>
        <table:table-row>
          <table:table-cell table:style-name="Table1.A1" office:value-type="string">
            <text:p text:style-name="P61"><text:span text:style-name="Strong_20_Emphasis"><text:span text:style-name="T15">&gt;</text:span></text:span></text:p>
          </table:table-cell>
          <table:table-cell table:style-name="Table1.A1" office:value-type="string">
            <text:p text:style-name="P62">Greater than </text:p>
          </table:table-cell>
        </table:table-row>
        <table:table-row>
          <table:table-cell table:style-name="Table1.A1" office:value-type="string">
            <text:p text:style-name="P61"><text:span text:style-name="Strong_20_Emphasis"><text:span text:style-name="T15">&gt;=</text:span></text:span></text:p>
          </table:table-cell>
          <table:table-cell table:style-name="Table1.A1" office:value-type="string">
            <text:p text:style-name="P62">Greater or equal to </text:p>
          </table:table-cell>
        </table:table-row>
        <table:table-row>
          <table:table-cell table:style-name="Table1.A1" office:value-type="string">
            <text:p text:style-name="P62">&amp;</text:p>
          </table:table-cell>
          <table:table-cell table:style-name="Table1.A1" office:value-type="string">
            <text:p text:style-name="P62">And</text:p>
          </table:table-cell>
        </table:table-row>
        <table:table-row>
          <table:table-cell table:style-name="Table1.A1" office:value-type="string">
            <text:p text:style-name="P62">|</text:p>
          </table:table-cell>
          <table:table-cell table:style-name="Table1.A1" office:value-type="string">
            <text:p text:style-name="P62">Or</text:p>
          </table:table-cell>
        </table:table-row>
      </table:table>
      <text:p text:style-name="P27"><text:soft-page-break/></text:p>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96" text:outline-level="2">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96" text:outline-level="2">Switch statements</text:h>
      <text:p text:style-name="P10"/>
      <text:p text:style-name="P27"><text:soft-page-break/><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3">myString&lt;-read_file('~/r_repo/test/usingSwitch.R')</text:p>
      <text:p text:style-name="P73">cat(myString)</text:p>
      <text:p text:style-name="P73"><text:bookmark text:name="rstudio_console_output4"/>source('~/r_repo/test/usingSwitch.R')</text:p>
      <text:p text:style-name="P73"/>
      <text:p text:style-name="P27">@</text:p>
      <text:p text:style-name="P27">&lt;&lt;switch3,echo=TRUE&gt;&gt;=</text:p>
      <text:p text:style-name="P73"/>
      <text:p text:style-name="P73"><text:bookmark text:name="rstudio_console_output51"/>x&lt;-seq(1,100,by=10.011)</text:p>
      <text:p text:style-name="P27">x</text:p>
      <text:p text:style-name="P41"><text:bookmark text:name="rstudio_console_output6"/>xC&lt;-usingSwitch(x,"character")</text:p>
      <text:p text:style-name="P41">xC</text:p>
      <text:p text:style-name="P41"><text:bookmark text:name="rstudio_console_output7"/>xI&lt;-usingSwitch(x,"integer")</text:p>
      <text:p text:style-name="P41">xI</text:p>
      <text:p text:style-name="P37"/>
      <text:p text:style-name="P27">@</text:p>
      <text:h text:style-name="P94"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96"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97"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tab/><text:tab/>statement</text:p>
      <text:p text:style-name="P27"><text:tab/>}</text:p>
      <text:p text:style-name="P7"><text:soft-page-break/></text:p>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94"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3">myString&lt;-read_file('~/r_repo/test/insertData.R')</text:p>
      <text:p text:style-name="P73">cat(myString)</text:p>
      <text:p text:style-name="P74">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2">INSERT INTO <text:s/>airquality VALUES(,,,,)</text:span>”.</text:p>
      <text:p text:style-name="P25"/>
      <text:p text:style-name="Text_20_body"/>
      <text:p text:style-name="P8"/>
      <text:p text:style-name="P8">&lt;&lt;dataStruc2,echo=TRUE&gt;&gt;=</text:p>
      <text:p text:style-name="P73">insertData()</text:p>
      <text:p text:style-name="P73">results&lt;-dbSendQuery(con, "SELECT * FROM airquality")</text:p>
      <text:p text:style-name="P73">dataFrm&lt;-dbFetch(results,)</text:p>
      <text:p text:style-name="P74"/>
      <text:p text:style-name="P12">print(dim(dataFrm))</text:p>
      <text:p text:style-name="P12">print(dataFrm[1:5,])</text:p>
      <text:p text:style-name="P8"/>
      <text:p text:style-name="P8">@</text:p>
      <text:p text:style-name="P12"/>
      <text:p text:style-name="P25"><text:tab/>The following statement will select each row and form a result set. </text:p>
      <text:p text:style-name="P25"><text:soft-page-break/>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4"/>
      <text:p text:style-name="P5"/>
      <text:p text:style-name="P14"/>
      <text:p text:style-name="P80">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98" text:outline-level="2">Data Frame</text:h>
      <text:p text:style-name="P4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9"><text:s/><text:span text:style-name="T11">str(dataFrm).</text:span></text:p>
      <text:p text:style-name="P49"><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1">View(dataFrm[1:4,])</text:p>
      <text:p text:style-name="P50">is displaying the data from the first through fourth row in dataFrm.</text:p>
      <text:p text:style-name="ttBlue">results&lt;-dbSendQuery(con, "SELECT * FROM airquality")</text:p>
      <text:p text:style-name="ttBlue">dataFrm&lt;-dbFetch(results)</text:p>
      <text:p text:style-name="P87">the results from select assigned to dataFrm. The dataFrm has following structure</text:p>
      <text:p text:style-name="P8">&lt;&lt;dataFrm,echo=FALSE&gt;&gt;=</text:p>
      <text:p text:style-name="P8">cat(“<text:span text:style-name="T9">str(dataFrm)”)</text:span></text:p>
      <text:p text:style-name="P73">str(dataFrm)</text:p>
      <text:p text:style-name="P73">cat(“<text:span text:style-name="T27">dim(dataFrm)”)</text:span></text:p>
      <text:p text:style-name="P12">print(dim(dataFrm))</text:p>
      <text:p text:style-name="P12">cat(“colnames(dataFrm)”)</text:p>
      <text:p text:style-name="P12">colnames(dataFrm)</text:p>
      <text:p text:style-name="P12">#View(dataFrm[1:4,])</text:p>
      <text:p text:style-name="P12">cat(“View(dataFrm[1:4,])”)</text:p>
      <text:p text:style-name="P12"><text:soft-page-break/>print(dataFrm[1:4,])</text:p>
      <text:p text:style-name="P43">@</text:p>
      <text:p text:style-name="P49"/>
      <text:h text:style-name="P98" text:outline-level="2">Vector</text:h>
      <text:p text:style-name="P4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6">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3">@</text:p>
      <text:p text:style-name="P49">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0"><text:bookmark text:name="rstudio_console_output1"/>c<text:span text:style-name="T22">at(“dataFrm$Month[dataFrm$Temp==80]”)</text:span></text:p>
      <text:p text:style-name="P15">cat(“length(<text:span text:style-name="T29">dataFrm$Month[dataFrm$Temp==80])”)</text:span></text:p>
      <text:p text:style-name="P16"/>
      <text:p text:style-name="P47">dataFrm$Month[dataFrm$Temp==80]</text:p>
      <text:p text:style-name="P47">length(dataFrm$Month[dataFrm$Temp==80])</text:p>
      <text:p text:style-name="P43">@</text:p>
      <text:p text:style-name="P44"><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1"><text:bookmark text:name="rstudio_console_output11"/><text:span text:style-name="T8">c</text:span><text:span text:style-name="T23">at(“which(dataFrm$Temp==80)”)</text:span></text:p>
      <text:p text:style-name="P75"/>
      <text:p text:style-name="P75">which(dataFrm$Temp==80)</text:p>
      <text:p text:style-name="P45"><text:soft-page-break/>@</text:p>
      <text:h text:style-name="P99" text:outline-level="2">Matrix</text:h>
      <text:p text:style-name="P48"><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8"><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3">row_Names&lt;-array("",dim=length(unique(dataFrm$Month)))</text:p>
      <text:p text:style-name="P52">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3">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8"><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3">tempAsMatrix&lt;-matrix("",nrow=length(unique(dataFrm$Month)),ncol=30)</text:p>
      <text:p text:style-name="P27">&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7">the return value will be TRUE. </text:p>
      <text:h text:style-name="P98"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7"><text:soft-page-break/>&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91"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3">&lt;&lt;stats2,echo=FALSE&gt;&gt;=</text:p>
      <text:p text:style-name="P33">cat('<text:span text:style-name="T22">xStats&lt;-simpleStats(100,273.16,15)')</text:span></text:p>
      <text:p text:style-name="P77"><text:bookmark text:name="rstudio_console_output8"/><text:soft-page-break/>xStats&lt;-simpleStats(100,273.16,15)</text:p>
      <text:p text:style-name="P77">cat('str(xStats)')</text:p>
      <text:p text:style-name="P77">str(xStats)</text:p>
      <text:p text:style-name="P38"/>
      <text:p text:style-name="P33">@</text:p>
      <text:p text:style-name="P33"/>
      <text:p text:style-name="P33"><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3">&lt;&lt;stats5,echo=FALSE&gt;&gt;=</text:p>
      <text:p text:style-name="P33">myStringM&lt;-read_file('~/r_repo/test/corTest.R')</text:p>
      <text:p text:style-name="P33">cat(myStringM)</text:p>
      <text:p text:style-name="P35">source('~/r_repo/test/corTest.R')</text:p>
      <text:p text:style-name="P33">@</text:p>
      <text:p text:style-name="P33">&lt;&lt;stats6,echo=FALSE&gt;&gt;=</text:p>
      <text:p text:style-name="P33">cat('<text:span text:style-name="T22">corTest(xRandGenT$xTempNorm,xRandGenT$xTempUni)')</text:span></text:p>
      <text:p text:style-name="P38">corTest(xRandGenT$xTempNorm,xRandGenT$xTempUni)</text:p>
      <text:p text:style-name="P33">@</text:p>
      <text:h text:style-name="P92" text:outline-level="1">Graphic Outputs</text:h>
      <text:p text:style-name="P22"/>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0">&lt;&lt;graph1,echo=FALSE</text:span><text:span text:style-name="T20">,results=xml,fig=TRUE</text:span><text:span text:style-name="T20">&gt;&gt;=</text:span></text:p>
      <text:p text:style-name="P33">cat('normalDist(numSet=100,mean=c(5,15,50),sd=c(10,5,3,1))<text:span text:style-name="T22">')</text:span></text:p>
      <text:p text:style-name="P38">normalDist(numSet=100,mean=c(5,15,50),sd=c(10,5,3,1))</text:p>
      <text:p text:style-name="P11">odfFigureCaption(“Example Histogram”,label=”Figure”)</text:p>
      <text:p text:style-name="P24">@</text:p>
      <text:p text:style-name="P24"><text:soft-page-break/>&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1">freqPlot(tempMatrixCat,xlabels="Days",ylabels="Number of Days with the range",onePlot=TRUE,besideOrNot=TRUE,isCol=FALSE,titleOfPlot="Temperatures Distribution May-Sep")</text:p>
      <text:p text:style-name="P81"/>
      <text:p text:style-name="P24">odfFigureCaption("Example Bar Plot with combined data",label="Figure")</text:p>
      <text:p text:style-name="P24">@<text:tab/></text:p>
      <text:p text:style-name="P24">stackbar plot</text:p>
      <text:p text:style-name="P24">&lt;&lt;graph5,echo=FALSE,results=xml,fig=TRUE&gt;&gt;=</text:p>
      <text:p text:style-name="P81">freqPlot(tempMatrixCat,xlabels="Days",ylabels="Number of Days with the range",onePlot=TRUE,besideOrNot=FALSE,isCol=FALSE,titleOfPlot="Temperatures <text:soft-page-break/>Distribution May-Sep")</text:p>
      <text:p text:style-name="P81"/>
      <text:p text:style-name="P24">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77"><text:bookmark text:name="rstudio_console_output9"/>source('~/r_repo/test/matPlotM.R')</text:p>
      <text:p text:style-name="P9"/>
      <text:p text:style-name="P82">xlabel&lt;-"Days"</text:p>
      <text:p text:style-name="P82">xaxisOpts&lt;-c(1,30,29,"n")</text:p>
      <text:p text:style-name="P82">yaxisOpts&lt;-c(55,105,11,"n")</text:p>
      <text:p text:style-name="P82">ylabel&lt;-"Temp(F)"</text:p>
      <text:p text:style-name="P82"/>
      <text:p text:style-name="P82">legendNames=row.names(tempAsMatrix)</text:p>
      <text:p text:style-name="P82"/>
      <text:p text:style-name="P82">colnames(tempAsMatrix)&lt;-seq(1:dim(tempAsMatrix)[2])</text:p>
      <text:p text:style-name="P82">matPlotDat&lt;-t(tempAsMatrix)</text:p>
      <text:p text:style-name="P82"/>
      <text:p text:style-name="P82"/>
      <text:p text:style-name="P82">titleOfPlot="Daily Observation"</text:p>
      <text:p text:style-name="P83"/>
      <text:p text:style-name="P68"/>
      <text:p text:style-name="P68"/>
      <text:p text:style-name="P58">#out&lt;-matPlotM(matPlotDat,xlab=xlabel,ylab=ylabel,title=titleOfPlot,leg=legendNames)</text:p>
      <text:p text:style-name="P58">out&lt;-</text:p>
      <text:p text:style-name="P58"/>
      <text:p text:style-name="P58">matPlotM(matPlotDat,xlab=xlabel,ylab=ylabel,yaxisOpts=yaxisOpts,title=titleOfPlot,leg=legendNames)</text:p>
      <text:p text:style-name="P58"/>
      <text:p text:style-name="P58">print(out)</text:p>
      <text:p text:style-name="P17">#<text:span text:style-name="T20">matPlotM(matPlotDat,xlab=xlabel,xaxisOpts=xaxisOpts,ylab=ylabel,yaxisOpts=yaxisOpts,title=titleOfPlot,leg=legendNames)</text:span></text:p>
      <text:p text:style-name="P58"/>
      <text:p text:style-name="P11">odfFigureCaption(“Observation”,label=”Figure”)</text:p>
      <text:p text:style-name="P11"><text:soft-page-break/>@</text:p>
      <text:p text:style-name="P11"/>
      <text:p text:style-name="P24">&lt;&lt;graph6,echo=FALSE,results=xml,fig=TRUE&gt;&gt;=</text:p>
      <text:p text:style-name="P82"/>
      <text:p text:style-name="P84">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2"/>
      <text:p text:style-name="P72"/>
      <text:h text:style-name="P92" text:outline-level="1">Simple Table Outputs</text:h>
      <text:p text:style-name="P24">&lt;&lt;table1,echo=FALSE&gt;&gt;=</text:p>
      <text:p text:style-name="P76"><text:bookmark text:name="rstudio_console_output10"/>colnames(tempAsMatrix)&lt;-seq(1:30)</text:p>
      <text:p text:style-name="P78"/>
      <text:p text:style-name="P79"><text:bookmark text:name="rstudio_console_output12"/>tablo&lt;-as.table(t(tempAsMatrix))</text:p>
      <text:p text:style-name="P79">print(tablo)</text:p>
      <text:p text:style-name="P81"/>
      <text:p text:style-name="P22">@<text:tab/></text:p>
      <text:p text:style-name="P24">May be grid table from grid Extra pacakage reference</text:p>
      <text:p text:style-name="P24">&lt;&lt;table2,echo=FALSE,results=xml,fig=TRUE &gt;&gt;=</text:p>
      <text:p text:style-name="P81">library(gridExtra)</text:p>
      <text:p text:style-name="P76"/>
      <text:p text:style-name="P78"/>
      <text:p text:style-name="P79"><text:bookmark text:name="rstudio_console_output121"/>tablo&lt;-grid.table(t(tempAsMatrix))</text:p>
      <text:p text:style-name="P81"/>
      <text:p text:style-name="P81">print(tablo)</text:p>
      <text:p text:style-name="P22">@<text:tab/></text:p>
      <text:p text:style-name="Text_20_body"><text:span text:style-name="Source_20_Text"><text:span text:style-name="T38"/></text:span></text:p>
      <text:p text:style-name="Text_20_body"><text:span text:style-name="Source_20_Text"><text:span text:style-name="T38">summary of statiscic in table format</text:span></text:span></text:p>
      <text:p text:style-name="P81"><text:span text:style-name="Source_20_Text"><text:span text:style-name="T37"/></text:span></text:p>
      <text:p text:style-name="P81"><text:span text:style-name="Source_20_Text"><text:span text:style-name="T37">Please start here</text:span></text:span></text:p>
      <text:p text:style-name="P24"/>
      <text:h text:style-name="P92"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7-31T23:02:15.30</dc:date>
    <meta:editing-duration>P5DT7H52M54S</meta:editing-duration>
    <meta:editing-cycles>384</meta:editing-cycles>
    <meta:generator>OpenOffice/4.1.3$Win32 OpenOffice.org_project/413m1$Build-9783</meta:generator>
    <meta:document-statistic meta:table-count="1" meta:image-count="5" meta:object-count="0" meta:page-count="25" meta:paragraph-count="501" meta:word-count="3537" meta:character-count="27526"/>
  </office:meta>
</office:document-meta>
</file>